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ellipse draw:style-name="gr1" draw:text-style-name="P1" draw:layer="layout" svg:width="4.5cm" svg:height="3.5cm" svg:x="9cm" svg:y="10.5cm">
          <text:p text:style-name="P1">F</text:p>
        </draw:ellipse>
        <draw:ellipse draw:style-name="gr1" draw:text-style-name="P1" draw:layer="layout" svg:width="4.5cm" svg:height="4cm" svg:x="2cm" svg:y="10.5cm">
          <text:p text:style-name="P1">Y</text:p>
        </draw:ellipse>
        <draw:ellipse draw:style-name="gr1" draw:text-style-name="P1" draw:layer="layout" svg:width="4.5cm" svg:height="4cm" svg:x="9.5cm" svg:y="5cm">
          <text:p text:style-name="P1">X</text:p>
        </draw:ellipse>
        <draw:line draw:style-name="gr2" draw:text-style-name="P1" draw:layer="layout" svg:x1="11.5cm" svg:y1="9cm" svg:x2="11.5cm" svg:y2="10.5cm">
          <text:p/>
        </draw:line>
        <draw:line draw:style-name="gr2" draw:text-style-name="P1" draw:layer="layout" svg:x1="6.5cm" svg:y1="12.5cm" svg:x2="9cm" svg:y2="12.5cm">
          <text:p/>
        </draw:line>
        <draw:ellipse draw:style-name="gr1" draw:text-style-name="P1" draw:layer="layout" svg:width="4.5cm" svg:height="3.5cm" svg:x="16.5cm" svg:y="10.5cm">
          <text:p text:style-name="P1">f*</text:p>
        </draw:ellipse>
        <draw:ellipse draw:style-name="gr1" draw:text-style-name="P1" draw:layer="layout" svg:width="4.5cm" svg:height="3.5cm" svg:x="17cm" svg:y="5cm">
          <text:p text:style-name="P1">x*</text:p>
        </draw:ellipse>
        <draw:line draw:style-name="gr2" draw:text-style-name="P1" draw:layer="layout" svg:x1="13.5cm" svg:y1="12cm" svg:x2="16.5cm" svg:y2="12cm">
          <text:p/>
        </draw:line>
        <draw:line draw:style-name="gr2" draw:text-style-name="P1" draw:layer="layout" svg:x1="11.5cm" svg:y1="9cm" svg:x2="16.5cm" svg:y2="12cm">
          <text:p/>
        </draw:line>
        <draw:line draw:style-name="gr2" draw:text-style-name="P1" draw:layer="layout" svg:x1="19cm" svg:y1="8.5cm" svg:x2="19cm" svg:y2="10.5cm">
          <text:p/>
        </draw:line>
        <draw:frame draw:style-name="gr3" draw:layer="layout" svg:width="5.5cm" svg:height="0.963cm" svg:x="9cm" svg:y="15cm">
          <draw:text-box>
            <text:p>Fを積分消去</text:p>
          </draw:text-box>
        </draw:frame>
        <draw:ellipse draw:style-name="gr1" draw:text-style-name="P1" draw:layer="layout" svg:width="4.5cm" svg:height="4cm" svg:x="23cm" svg:y="10cm">
          <text:p text:style-name="P1">y*</text:p>
        </draw:ellipse>
        <draw:line draw:style-name="gr2" draw:text-style-name="P1" draw:layer="layout" svg:x1="21cm" svg:y1="12cm" svg:x2="23cm" svg:y2="12cm">
          <text:p/>
        </draw:line>
        <draw:frame draw:style-name="gr4" draw:layer="layout" svg:width="9.502cm" svg:height="0.963cm" svg:x="15.192cm" svg:y="15.037cm">
          <draw:text-box>
            <text:p>p(f* | X, x*, F) = p(f* | X, x*, F, Y)</text:p>
          </draw:text-box>
        </draw:frame>
        <draw:frame draw:style-name="gr4" draw:layer="layout" svg:width="7.707cm" svg:height="0.963cm" svg:x="7.192cm" svg:y="16.037cm">
          <draw:text-box>
            <text:p>p(F | Y, X) = p(F | Y, X, x*)</text:p>
          </draw:text-box>
        </draw:frame>
        <draw:frame draw:style-name="gr4" draw:layer="layout" svg:width="21.537cm" svg:height="1.675cm" svg:x="4.5cm" svg:y="18.537cm">
          <draw:text-box>
            <text:p>p(f*, F | X, Y, x*) = p(f* | <text:s/>X, x*, F, Y)p(F | Y, X,x*) = <text:s/>p(f* | <text:s/>X, x*, F)p(F | Y, X)</text:p>
            <text:p>→これでFを積分消去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23-01-28T12:14:09.36</meta:creation-date>
    <meta:editing-duration>PT7M35S</meta:editing-duration>
    <meta:editing-cycles>2</meta:editing-cycles>
    <meta:print-date>2023-01-28T12:16:41.81</meta:print-date>
    <dc:date>2023-01-28T12:36:55.36</dc:date>
    <meta:document-statistic meta:object-count="39"/>
    <meta:generator>OpenOffice.org/3.3$Win32 OpenOffice.org_project/330m20$Build-9567</meta:generator>
  </office:meta>
</office:document-meta>
</file>